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lucida grande', tahom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6">
      <style:paragraph-properties fo:orphans="2" fo:widows="2"/>
      <style:text-properties style:font-name="Arial" fo:language="en" fo:country="US" style:font-name-complex="Arial"/>
    </style:style>
    <style:style style:name="P69" style:family="paragraph" style:parent-style-name="Standard" style:list-style-name="WW8Num3">
      <style:paragraph-properties fo:orphans="2" fo:widows="2"/>
      <style:text-properties style:font-name="Arial" fo:language="en" fo:country="US" style:font-name-complex="Arial"/>
    </style:style>
    <style:style style:name="P7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8" style:family="paragraph" style:parent-style-name="Heading_20_1">
      <style:paragraph-properties fo:text-align="start" style:justify-single-word="false" fo:orphans="2" fo:widows="2"/>
      <style:text-properties fo:font-size="14pt" style:font-size-asian="14pt" style:font-size-complex="14pt"/>
    </style:style>
    <style:style style:name="P89" style:family="paragraph" style:parent-style-name="Heading_20_1">
      <style:paragraph-properties fo:orphans="2" fo:widows="2"/>
    </style:style>
    <style:style style:name="P90" style:family="paragraph" style:parent-style-name="Heading_20_1">
      <style:paragraph-properties fo:margin-left="1.249cm" fo:margin-right="0cm" fo:orphans="2" fo:widows="2" fo:text-indent="-0.249cm" style:auto-text-indent="false">
        <style:tab-stops/>
      </style:paragraph-properties>
    </style:style>
    <style:style style:name="P91" style:family="paragraph" style:parent-style-name="Heading_20_2">
      <style:text-properties fo:font-size="14pt" style:font-size-asian="14pt" style:font-size-complex="14pt"/>
    </style:style>
    <style:style style:name="P92" style:family="paragraph" style:parent-style-name="Heading_20_2">
      <style:paragraph-properties fo:text-align="start" style:justify-single-word="false" fo:orphans="2" fo:widows="2"/>
      <style:text-properties fo:font-size="14pt" style:font-size-asian="14pt" style:font-size-complex="14pt"/>
    </style:style>
    <style:style style:name="P93" style:family="paragraph" style:parent-style-name="Heading_20_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9.12.2019</text:p>
      <text:p text:style-name="P3"/>
      <text:h text:style-name="P9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9186992481949362926"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Koordination von Projekten</text:p>
              </text:list-item>
            </text:list>
            <text:p text:style-name="P5"><text:soft-page-break/></text:p>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text:span></text:span><text:span text:style-name="Absatz-Standardschriftart"><text:span text:style-name="T4">15</text:span></text:span><text:span text:style-name="Absatz-Standardschriftart"><text:span text:style-name="T4">. </text:span></text:span><text:span text:style-name="Absatz-Standardschriftart"><text:span text:style-name="T4">Ju</text:span></text:span><text:span text:style-name="Absatz-Standardschriftart"><text:span text:style-name="T4">n</text:span></text:span><text:span text:style-name="Absatz-Standardschriftart"><text:span text:style-name="T4">i </text:span></text:span><text:span text:style-name="Absatz-Standardschriftart"><text:span text:style-name="T4">20</text:span></text:span><text:span text:style-name="Absatz-Standardschriftart"><text:span text:style-name="T4">20</text:span></text:span><text:span text:style-name="Absatz-Standardschriftart"><text:span text:style-name="T4">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8" text:outline-level="1">Bisherige Projekte:</text:h>
      <text:p text:style-name="P14"/>
      <text:h text:style-name="P91" text:outline-level="2"/>
      <text:h text:style-name="P91" text:outline-level="2">Bausparrechner - Zeit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6/2020_</text:p>
          </table:table-cell>
          <table:table-cell table:style-name="Tabelle52.B1" office:value-type="string">
            <text:p text:style-name="P6">Mit</text:p>
          </table:table-cell>
          <table:table-cell table:style-name="Tabelle52.F1" office:value-type="string">
            <text:p text:style-name="P6"><text:s/>7 Monate</text:p>
          </table:table-cell>
        </table:table-row>
      </table:table>
      <text:p text:style-name="P16"/>
      <text:list xml:id="list1926550184174569045" text:style-name="WW8Num7">
        <text:list-item>
          <text:p text:style-name="P67">Lead Fullstack Entwickler</text:p>
        </text:list-item>
        <text:list-item>
          <text:p text:style-name="P67">Angular Single Page Application (SPA)</text:p>
        </text:list-item>
        <text:list-item>
          <text:p text:style-name="P67">Java Microservices im Backend</text:p>
        </text:list-item>
        <text:list-item>
          <text:p text:style-name="P67">Typescript, Java, JavaScript, Groovy</text:p>
        </text:list-item>
        <text:list-item>
          <text:p text:style-name="P67">RESTful Microservice Architektur</text:p>
        </text:list-item>
        <text:list-item>
          <text:p text:style-name="P67">REST API Versionierung</text:p>
        </text:list-item>
        <text:list-item>
          <text:p text:style-name="P67">Standardisierung von Microservices</text:p>
        </text:list-item>
        <text:list-item>
          <text:p text:style-name="P67">Docker Container in Azure Cloud-Umgebung</text:p>
        </text:list-item>
        <text:list-item>
          <text:p text:style-name="P67">Jenkins CI/CD-Pipelines</text:p>
        </text:list-item>
        <text:list-item>
          <text:p text:style-name="P67">JSON Web Token (JWT), Bearer- Authorization-Header</text:p>
        </text:list-item>
        <text:list-item>
          <text:p text:style-name="P67">RedHat Openshift Umgebung</text:p>
        </text:list-item>
        <text:list-item>
          <text:p text:style-name="P67">Kubernetes Befehle und Konfiguration</text:p>
        </text:list-item>
        <text:list-item>
          <text:p text:style-name="P67">Relationale SQL Scripts</text:p>
        </text:list-item>
        <text:list-item>
          <text:p text:style-name="P67">Datenbankanbindungen und Flyway Migrations Scripte</text:p>
        </text:list-item>
        <text:list-item>
          <text:p text:style-name="P67">Hystrix latency für Fault Tolerance</text:p>
        </text:list-item>
        <text:list-item>
          <text:p text:style-name="P67">CircuitBreaker, FeignClients, SoapClients</text:p>
        </text:list-item>
        <text:list-item>
          <text:p text:style-name="P67">Qualitätssichernder Maßnahmen mit Sonar und Linting</text:p>
        </text:list-item>
        <text:list-item>
          <text:p text:style-name="P67">Maven, Gradle Build Scripte</text:p>
        </text:list-item>
        <text:list-item>
          <text:p text:style-name="P67">Nexus Artifact Repository</text:p>
        </text:list-item>
        <text:list-item>
          <text:p text:style-name="P67">AMQP Messaging - Advanced Message Queuing Protocol</text:p>
        </text:list-item>
        <text:list-item>
          <text:p text:style-name="P67">JSON Daten Kommunikation</text:p>
        </text:list-item>
        <text:list-item>
          <text:p text:style-name="P67">Alerting, Health Checks</text:p>
        </text:list-item>
        <text:list-item>
          <text:p text:style-name="P67">Postman, Swagger, OpenAPI</text:p>
        </text:list-item>
        <text:list-item>
          <text:p text:style-name="P67">Process-Engine (Camunda)</text:p>
        </text:list-item>
        <text:list-item>
          <text:p text:style-name="P67">Testautomation, Performanceanalyse, Resilienz</text:p>
        </text:list-item>
        <text:list-item>
          <text:p text:style-name="P67">Selenium, Fitnesse, Protractor und Karma Tests</text:p>
        </text:list-item>
        <text:list-item>
          <text:p text:style-name="P67">Zipkin, Opentracing, Dynatrace</text:p>
        </text:list-item>
        <text:list-item>
          <text:p text:style-name="P67">Monitoring, Security</text:p>
        </text:list-item>
        <text:list-item>
          <text:p text:style-name="P67">Spring Boot, Spring Data</text:p>
        </text:list-item>
        <text:list-item>
          <text:p text:style-name="P67">Release und Feature Toggles</text:p>
        </text:list-item>
        <text:list-item>
          <text:p text:style-name="P67">JMeter Lasttests</text:p>
          <text:p text:style-name="P71"/>
          <text:p text:style-name="P71"><text:soft-page-break/>Tätigkeit:</text:p>
          <text:p text:style-name="P71"/>
        </text:list-item>
        <text:list-item>
          <text:p text:style-name="P67">Entwicklung eines Bausparrechners</text:p>
        </text:list-item>
        <text:list-item>
          <text:p text:style-name="P67">Abstimmung mit der Fachabteilung</text:p>
        </text:list-item>
        <text:list-item>
          <text:p text:style-name="P67">Reviews von Sourcecode</text:p>
        </text:list-item>
        <text:list-item>
          <text:p text:style-name="P67">Dev und DevOps Tätigkeiten</text:p>
        </text:list-item>
        <text:list-item>
          <text:p text:style-name="P67">Remote Kommunikation über Skype und Gotomeeting</text:p>
        </text:list-item>
        <text:list-item>
          <text:p text:style-name="P67">Agile Entwicklung im Scrum Team</text:p>
        </text:list-item>
        <text:list-item>
          <text:p text:style-name="P67">Grooming, Planning, Retrospektive</text:p>
        </text:list-item>
        <text:list-item>
          <text:p text:style-name="P67">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text:p>
          </table:table-cell>
        </table:table-row>
      </table:table>
      <text:p text:style-name="P15"/>
      <text:p text:style-name="P25"/>
      <text:h text:style-name="P91" text:outline-level="2"/>
      <text:h text:style-name="P91"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42652590" text:continue-numbering="true"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Red Hat OpenShift Web Console und Kubernetes</text:p>
        </text:list-item>
        <text:list-item>
          <text:p text:style-name="P67">OKD OpenShift Kubernetes Distribution</text:p>
        </text:list-item>
        <text:list-item>
          <text:p text:style-name="P67">Administration des OpenShift Clusters</text:p>
        </text:list-item>
        <text:list-item>
          <text:p text:style-name="P67">OC und Kubectl CLI Befehle</text:p>
        </text:list-item>
        <text:list-item>
          <text:p text:style-name="P67">Template.yaml OpenShift Deployment Configs</text:p>
        </text:list-item>
        <text:list-item>
          <text:p text:style-name="P67">Azure Service Bus für asynchrones Messaging</text:p>
        </text:list-item>
        <text:list-item>
          <text:p text:style-name="P67">REST API Routen mit Versionierung</text:p>
        </text:list-item>
        <text:list-item>
          <text:p text:style-name="P67">OpenAPI, Swagger Dokumentation</text:p>
        </text:list-item>
        <text:list-item>
          <text:p text:style-name="P67">Authentifizierung über SAML Service</text:p>
        </text:list-item>
        <text:list-item>
          <text:p text:style-name="P67">GitLab Repository Verwaltung</text:p>
        </text:list-item>
        <text:list-item>
          <text:p text:style-name="P67"><text:soft-page-break/>JWT JSON Web Token Security Claims</text:p>
        </text:list-item>
        <text:list-item>
          <text:p text:style-name="P67">Non SQL Datenbank MongoDB</text:p>
        </text:list-item>
        <text:list-item>
          <text:p text:style-name="P67">Deployment und Konfiguration als Code mit Jenkinsfile Pipeline</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1"/>
          <text:p text:style-name="P71">Tätigkeit:</text:p>
          <text:p text:style-name="P71"/>
        </text:list-item>
        <text:list-item>
          <text:p text:style-name="P67">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 und Skype</text:p>
        </text:list-item>
        <text:list-item>
          <text:p text:style-name="P67">Agile, remote Scrum Team</text:p>
        </text:list-item>
        <text:list-item>
          <text:p text:style-name="P67">Grooming, Planning, Retrospektive</text:p>
        </text:list-item>
        <text:list-item>
          <text:p text:style-name="P70">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42647113"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text:soft-page-break/>Spring Cloud Netflix, Eureka, MVC, Thymeleaf</text:p>
        </text:list-item>
        <text:list-item>
          <text:p text:style-name="P80">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Svn to Git Migration</text:p>
        </text:list-item>
        <text:list-item>
          <text:p text:style-name="P67">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42650486" text:continue-numbering="true" text:style-name="WW8Num7">
        <text:list-item>
          <text:p text:style-name="P83">Kundenaccounts mit Single Sign On</text:p>
        </text:list-item>
        <text:list-item>
          <text:p text:style-name="P83">Authentifizierung / Authorisierung</text:p>
        </text:list-item>
        <text:list-item>
          <text:p text:style-name="P83">Segregation Of Duties - SoD</text:p>
        </text:list-item>
        <text:list-item>
          <text:p text:style-name="P83">Agile Story Planung mit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Benutzer Stammdaten Verwaltung</text:p>
        </text:list-item>
        <text:list-item>
          <text:p text:style-name="P83">2-Factor Authentication</text:p>
        </text:list-item>
        <text:list-item>
          <text:p text:style-name="P83">Prozess Definitionen</text:p>
        </text:list-item>
        <text:list-item>
          <text:p text:style-name="P83">Koordination und Bug Tracking</text:p>
        </text:list-item>
        <text:list-item>
          <text:p text:style-name="P83">Agile Development mit Scrum und Kanban</text:p>
        </text:list-item>
        <text:list-item>
          <text:p text:style-name="P83">Grooming, Planning, Retrospektive</text:p>
        </text:list-item>
        <text:list-item>
          <text:p text:style-name="P83">Remote Kommunikation über Circuit</text:p>
        </text:list-item>
        <text:list-item>
          <text:p text:style-name="P83">Projekt Sprache Englisch</text:p>
        </text:list-item>
        <text:list-item>
          <text:p text:style-name="P83">Teilweise remote Team</text:p>
          <text:p text:style-name="P8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ext:soft-page-break/>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1"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42665338"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text:soft-page-break/>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6203852370026467725" text:style-name="WW8Num6">
        <text:list-item>
          <text:p text:style-name="P68">Finanzportal für öffentliche Finanzierung</text:p>
        </text:list-item>
        <text:list-item>
          <text:p text:style-name="P68">Öffentliche Ausschreibung von Kreditvergaben für Gemeinden und Investoren</text:p>
        </text:list-item>
        <text:list-item>
          <text:p text:style-name="P68">Komplette Neuentwicklung mit verteiltem Team</text:p>
        </text:list-item>
        <text:list-item>
          <text:p text:style-name="P68">Agile Development mit Scrum und Kanban</text:p>
        </text:list-item>
        <text:list-item>
          <text:p text:style-name="P68">Grooming, Planning, Retrospektive</text:p>
        </text:list-item>
        <text:list-item>
          <text:p text:style-name="P68">Remote Kommunikation über TeamViewer, Skype, Slack</text:p>
        </text:list-item>
        <text:list-item>
          <text:p text:style-name="P68">Projekt Sprache Englisch</text:p>
        </text:list-item>
        <text:list-item>
          <text:p text:style-name="P6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42670471" text:continue-list="list42665338" text:style-name="WW8Num7">
        <text:list-item>
          <text:p text:style-name="P72">Microservices Architektur<text:bookmark-end text:name="__DdeLink__3371_803613289"/></text:p>
        </text:list-item>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text:span text:style-name="T15">Node.js</text:span> und npm Entwicklung</text:p>
        </text:list-item>
        <text:list-item>
          <text:p text:style-name="P72">Websocket Endpoint Messaging</text:p>
        </text:list-item>
        <text:list-item>
          <text:p text:style-name="P72">EsLint für Codequalität</text:p>
        </text:list-item>
        <text:list-item>
          <text:p text:style-name="P72"><text:soft-page-break/>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7">Tätigkeit:</text:p>
      <text:p text:style-name="P49"/>
      <text:list xml:id="list42672928" text:continue-list="list6203852370026467725"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Überwachung Zugangskontrolle</text:p>
        </text:list-item>
        <text:list-item>
          <text:p text:style-name="P74">Certified Scrum Master PSM</text:p>
        </text:list-item>
        <text:list-item>
          <text:p text:style-name="P74">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1"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42651993" text:continue-list="list42670471" text:style-name="WW8Num7">
        <text:list-item>
          <text:p text:style-name="P72">Angular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text:soft-page-break/>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7"><text:bookmark-start text:name="__DdeLink__3448_1346662106"/>Tätigkeit:</text:p>
      <text:p text:style-name="P49"/>
      <text:list xml:id="list42651925" text:continue-list="list42672928" text:style-name="WW8Num6">
        <text:list-item>
          <text:p text:style-name="P74"><text:bookmark-start text:name="__DdeLink__3446_1346662106"/>Komplette Neuentwicklung in kleinem Team<text:bookmark-end text:name="__DdeLink__3448_1346662106"/></text:p>
        </text:list-item>
        <text:list-item>
          <text:p text:style-name="P74">Tarifberechnung von KFZ Versicherungen für Endkunden</text:p>
        </text:list-item>
        <text:list-item>
          <text:p text:style-name="P74">Kunden Registrierung mit Double-Opt-in</text:p>
        </text:list-item>
        <text:list-item>
          <text:p text:style-name="P74">Automatisierter E-Mail Versand</text:p>
        </text:list-item>
        <text:list-item>
          <text:p text:style-name="P74">Confluence, Jira für Vorgangssteuerung</text:p>
        </text:list-item>
        <text:list-item>
          <text:p text:style-name="P74">Umsetzung im Scrum Team</text:p>
        </text:list-item>
        <text:list-item>
          <text:p text:style-name="P7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42643560" text:continue-list="list42651993"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text:soft-page-break/>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7">Tätigkeit:</text:p>
      <text:p text:style-name="P49"/>
      <text:list xml:id="list42646994" text:continue-list="list42651925"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Starter Pack SIM Migration</text:p>
        </text:list-item>
        <text:list-item>
          <text:p text:style-name="P74">Git Brunching Strategien und Pull Requests</text:p>
        </text:list-item>
        <text:list-item>
          <text:p text:style-name="P74">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text:soft-page-break/>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3">Generische Umsetzung von MAPP für die Auto Herstellung, Planung und Produktion von BMW Fahrzeugen</text:p>
        </text:list-item>
        <text:list-item>
          <text:p text:style-name="P73">Implementierung und technische Umsetzung</text:p>
        </text:list-item>
        <text:list-item>
          <text:p text:style-name="P73">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text:soft-page-break/>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6">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6">Last Tests von Webservices mit SoapUI</text:p>
        </text:list-item>
        <text:list-item>
          <text:p text:style-name="P76">Threading und Web Load-Tests mit LoadUIWeb</text:p>
        </text:list-item>
        <text:list-item>
          <text:p text:style-name="P76">Remote Wartung via Secure Shell (SSH) und odin</text:p>
        </text:list-item>
      </text:list>
      <text:p text:style-name="P22"/>
      <text:p text:style-name="P22"/>
      <text:p text:style-name="P47">Tätigkeit:</text:p>
      <text:p text:style-name="P49"/>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text:soft-page-break/>Datenbanken</text:p>
          </table:table-cell>
          <table:table-cell table:style-name="Tabelle7.C1" office:value-type="string">
            <text:p text:style-name="P32">Windows 7, Linux</text:p>
            <text:p text:style-name="P31"><text:soft-page-break/>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7">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text:soft-page-break/>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59062335022587591" text:style-name="WW8Num2">
        <text:list-item>
          <text:p text:style-name="P84">Aufbau eines Angler Verzeichnisses, Angel-Wiki</text:p>
        </text:list-item>
        <text:list-item>
          <text:p text:style-name="P84">Wissensdatenbank für Fische, Gewässer, Techniken, Hersteller und Angelmethoden</text:p>
        </text:list-item>
        <text:list-item>
          <text:p text:style-name="P84">Realisierung von Sozialen Netzwerk Eigenschaften wie Kommentieren, Mitmachen oder Kontopflege</text:p>
        </text:list-item>
        <text:list-item>
          <text:p text:style-name="P84">Anbindung an Facebook, Google+ und Twitter</text:p>
        </text:list-item>
        <text:list-item>
          <text:p text:style-name="P84">Anbindung von WordPress Blog System an Webanwendung</text:p>
        </text:list-item>
        <text:list-item>
          <text:p text:style-name="P84">Fachliche Abstimmung mit Redakteuren der diversen Zeitschriften</text:p>
        </text:list-item>
        <text:list-item>
          <text:p text:style-name="P84">Enge Zusammenarbeit mit Webdesignern</text:p>
        </text:list-item>
        <text:list-item>
          <text:p text:style-name="P84">Arbeiten nach einem vorher abgestimmten Designentwurf</text:p>
        </text:list-item>
        <text:list-item>
          <text:p text:style-name="P84">Vorgehensmodell Scrum mit Daily Standup</text:p>
        </text:list-item>
        <text:list-item>
          <text:p text:style-name="P84">Auswertung der erreichten Komplexitatspunkte<text:tab/></text:p>
        </text:list-item>
        <text:list-item>
          <text:p text:style-name="P8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text:soft-page-break/>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4">Detailierte Kenntnisse in verschiedensten Versicherungstarifen wie Riester, BUZ, ...</text:p>
        </text:list-item>
        <text:list-item>
          <text:p text:style-name="P84">Scrum als Vorgehensmodell mit Burndown Chart und Standup</text:p>
        </text:list-item>
        <text:list-item>
          <text:p text:style-name="P84">Extreme Programming</text:p>
        </text:list-item>
        <text:list-item>
          <text:p text:style-name="P84">Zeitweises Pairprogramming</text:p>
        </text:list-item>
        <text:list-item>
          <text:p text:style-name="P84">Einführung des BiPRO Webservices</text:p>
        </text:list-item>
        <text:list-item>
          <text:p text:style-name="P8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text:soft-page-break/>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4">Einarbeitung in Anroid SDK und iui Google, JQTouch Framework</text:p>
        </text:list-item>
        <text:list-item>
          <text:p text:style-name="P84">Entwicklung eines einfachen Würfels für Android Market</text:p>
        </text:list-item>
        <text:list-item>
          <text:p text:style-name="P84">Multi linguale Beschreibung</text:p>
        </text:list-item>
        <text:list-item>
          <text:p text:style-name="P84">Versionierung im Android Market</text:p>
        </text:list-item>
        <text:list-item>
          <text:p text:style-name="P8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soft-page-break/></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7396935103992680599" text:style-name="WW8Num3">
        <text:list-item>
          <text:p text:style-name="P64">Erstellen von Webapplikationen mit Tomcat, JSP, Spring und Hibernate</text:p>
        </text:list-item>
        <text:list-item>
          <text:p text:style-name="P78">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69">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4">Web-basierte Erstellung von RingBackTone (Freizeichen Service) Software für verschiedene Telekom Service Provider.</text:p>
        </text:list-item>
        <text:list-item>
          <text:p text:style-name="P84">Single Sign On Implementierung, Content Upload, Administratoins bzw. Konfigurations Weboberfläche für diverse Services rund um das Telefonieren.</text:p>
        </text:list-item>
        <text:list-item>
          <text:p text:style-name="P8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2" text:outline-level="2">J2EE Abrechnungsssytem für Krankenkassen - nPROD</text:h>
      <text:p text:style-name="P5"><text:soft-page-break/></text:p>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8">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4">Automatische Preisermittlung für diverse Krankenkassen im Süddeutschen Raum</text:p>
        </text:list-item>
        <text:list-item>
          <text:p text:style-name="P84">Aufgabengebiete: Stammdaten, Preisberechnung, Rezept-Positionen Verwaltung, Rahmenverträge, DTA Schlüsselverwaltung.</text:p>
        </text:list-item>
        <text:list-item>
          <text:p text:style-name="P84">Zentrale Aufgaben wie Historienkonzepte, Schlüsselverwaltung</text:p>
        </text:list-item>
        <text:list-item>
          <text:p text:style-name="P84">Erstellen einer Abrechnungs-Software nPROD zur automatisierten Verarbeitung von Rezepten.</text:p>
        </text:list-item>
        <text:list-item>
          <text:p text:style-name="P84">Kommunikation mit der schwach und unterbesetzten Fachabteilung.</text:p>
        </text:list-item>
        <text:list-item>
          <text:p text:style-name="P8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4"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8">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4">Eigenentwicklung des gesamten Web Shops.</text:p>
        </text:list-item>
        <text:list-item>
          <text:p text:style-name="P84">Der Web Shop ist als Demo-Implementierung für verschiedene, existierende Technologien gedacht und wird permanent mit neuen Frameworks und Technologien erweitert.</text:p>
        </text:list-item>
        <text:list-item>
          <text:p text:style-name="P8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text:soft-page-break/>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text:soft-page-break/>Coaching der Mitarbeiter.</text:p>
        </text:list-item>
      </text:list>
      <text:p text:style-name="P5"/>
      <text:p text:style-name="P47">Tätigkeit:</text:p>
      <text:list xml:id="list32770889" text:style-name="WW8Num2">
        <text:list-item>
          <text:p text:style-name="P84">Implementierung, Unterstützung der Projektleitung, Beratung auf Basis der bestehenden IT Landschaft.</text:p>
        </text:list-item>
        <text:list-item>
          <text:p text:style-name="P84">Architektonische Analyse und Desgin der bestehenden Software Komponenten und deren Zusammenspiel.</text:p>
        </text:list-item>
        <text:list-item>
          <text:p text:style-name="P84">Aufzeigen von Defiziten in der Kommunikation der verteilten Komponenten.</text:p>
        </text:list-item>
        <text:list-item>
          <text:p text:style-name="P8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text:soft-page-break/>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1793751643140223760"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4">Modelgetriebene Analyse und Design der Anforderungen aus dem Fachbereich.</text:p>
        </text:list-item>
        <text:list-item>
          <text:p text:style-name="P84">Umsetzung und Implementierung der Anforderungen aus dem Fachbereich in die Anwendung bis zur Auslieferung der Applikation.</text:p>
        </text:list-item>
        <text:list-item>
          <text:p text:style-name="P84">Entwicklung einer eigenständigen Anwendung auf Basis einer bestehenden Konzeption, Entwurf der Fachklassen und des Kommunikationskonzeptes, Implementierung der Kommunikationsschnittstelle mit verteilten Komponenten.</text:p>
        </text:list-item>
        <text:list-item>
          <text:p text:style-name="P8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2" text:outline-level="2"><text:soft-page-break/>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69">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4">Neuentwicklung von diversen Tools für die Datenpflege und Verwaltung.</text:p>
        </text:list-item>
        <text:list-item>
          <text:p text:style-name="P84">Aufrechterhaltung der Produktion in der Bank. Insbesondere für den Wertpapierhandel und die Massendatenverarbeitung.</text:p>
        </text:list-item>
        <text:list-item>
          <text:p text:style-name="P8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text:soft-page-break/>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4">Entwicklung von Kundenspezifischen Internetlösungen auf Appletbasis zur Kreditvergabe für eine Bausparkasse.</text:p>
        </text:list-item>
        <text:list-item>
          <text:p text:style-name="P84">Implementierung der Regeln bzw. Vergabekriterien zum Kredit Scoring.</text:p>
        </text:list-item>
        <text:list-item>
          <text:p text:style-name="P84">Umsetzung der Anforderungen aus dem Fachbereich in die Anwendung bis zur Auslieferung der Applikation.</text:p>
        </text:list-item>
        <text:list-item>
          <text:p text:style-name="P8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42663610"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ext:soft-page-break/>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5" text:outline-level="2"/>
      <text:p text:style-name="P2"/>
      <text:p text:style-name="P2"/>
      <text:p text:style-name="P2"/>
      <text:h text:style-name="P9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42663829"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42661849"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ext:soft-page-break/>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42668164"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42642519"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lucida grande', tahom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12-09T22:45:11.15</dc:date>
    <meta:print-date>2003-11-15T09:06:00Z</meta:print-date>
    <meta:editing-cycles>155</meta:editing-cycles>
    <meta:editing-duration>PT5H52M50S</meta:editing-duration>
    <meta:document-statistic meta:table-count="55" meta:image-count="1" meta:object-count="0" meta:page-count="26" meta:paragraph-count="1278" meta:word-count="6890" meta:character-count="49784"/>
    <meta:template xlink:type="simple" xlink:actuate="onRequest" xlink:title="" xlink:href="Normal.dotm"/>
  </office:meta>
</office:document-meta>
</file>